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lexander Martinez</text:p>
          </table:table-cell>
          <table:covered-table-cell table:number-columns-repeated="5" table:style-name="ce75"/>
          <table:table-cell table:style-name="ce75"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1" calcext:value-type="float">
            <text:p>1</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2" calcext:value-type="float">
            <text:p>1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3" calcext:value-type="float">
            <text:p>3</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3" calcext:value-type="float">
            <text:p>3</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click();</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to the File menu</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open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Open to the File menu</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Open a file where data from a saved store is located</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as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As to the File menu</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11" calcext:value-type="float">
            <text:p>11</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o a specific location and specify the filenam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about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4" calcext:value-type="float">
            <text:p>14</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Help menu and add to the menu bar, the append About to the Help menu</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5" calcext:value-type="float">
            <text:p>15</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code for void on_about_click() function to make the About menu bar wor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4:28:54.876872181">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6T14:28:42.592061360</dc:date>
    <meta:editing-cycles>200</meta:editing-cycles>
    <meta:editing-duration>P5DT3H19M32S</meta:editing-duration>
    <meta:generator>LibreOffice/6.4.4.2$Linux_X86_64 LibreOffice_project/40$Build-2</meta:generator>
    <meta:document-statistic meta:table-count="7" meta:cell-count="1217"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
                <text:p>12</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